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start" style:justify-single-word="false"/>
      <style:text-properties style:font-name="Noto Mono" fo:font-size="11pt" fo:font-weight="normal" officeooo:rsid="0163d71b" officeooo:paragraph-rsid="0163d71b" fo:background-color="#ffff00" style:font-size-asian="11pt" style:font-weight-asian="normal" style:font-size-complex="11pt" style:font-weight-complex="normal"/>
    </style:style>
    <style:style style:name="P2" style:family="paragraph" style:parent-style-name="Standard">
      <style:paragraph-properties fo:line-height="115%" fo:text-align="start" style:justify-single-word="false"/>
      <style:text-properties style:font-name="Noto Mono" fo:font-size="11pt" officeooo:rsid="016549d2" officeooo:paragraph-rsid="016549d2" style:font-size-asian="11pt" style:font-size-complex="11pt"/>
    </style:style>
    <style:style style:name="P3" style:family="paragraph" style:parent-style-name="Standard">
      <style:paragraph-properties fo:line-height="115%" fo:text-align="start" style:justify-single-word="false"/>
      <style:text-properties style:font-name="Noto Mono" fo:font-size="11pt" officeooo:rsid="01650ea7" officeooo:paragraph-rsid="0163d71b" style:font-size-asian="11pt" style:font-size-complex="11pt"/>
    </style:style>
    <style:style style:name="P4" style:family="paragraph" style:parent-style-name="Standard">
      <style:paragraph-properties fo:line-height="115%" fo:text-align="start" style:justify-single-word="false"/>
      <style:text-properties style:font-name="Noto Mono" fo:font-size="11pt" officeooo:rsid="01670f5e" officeooo:paragraph-rsid="016549d2" style:font-size-asian="11pt" style:font-size-complex="11pt"/>
    </style:style>
    <style:style style:name="P5" style:family="paragraph" style:parent-style-name="Standard">
      <style:paragraph-properties fo:line-height="115%" fo:text-align="start" style:justify-single-word="false"/>
      <style:text-properties style:font-name="Noto Mono" fo:font-size="11pt" officeooo:rsid="01670f5e" officeooo:paragraph-rsid="01670f5e" style:font-size-asian="11pt" style:font-size-complex="11pt"/>
    </style:style>
    <style:style style:name="P6" style:family="paragraph" style:parent-style-name="Standard">
      <style:paragraph-properties fo:line-height="115%" fo:text-align="start" style:justify-single-word="false"/>
      <style:text-properties style:font-name="Noto Mono" fo:font-size="11pt" officeooo:rsid="01682f17" officeooo:paragraph-rsid="01682f17" style:font-size-asian="11pt" style:font-size-complex="11pt"/>
    </style:style>
    <style:style style:name="P7" style:family="paragraph" style:parent-style-name="Standard">
      <style:paragraph-properties fo:line-height="115%" fo:text-align="start" style:justify-single-word="false"/>
      <style:text-properties style:font-name="Noto Mono" fo:font-size="11pt" officeooo:rsid="016e58d9" officeooo:paragraph-rsid="016b1bb5" style:font-size-asian="11pt" style:font-size-complex="11pt"/>
    </style:style>
    <style:style style:name="P8" style:family="paragraph" style:parent-style-name="Text_20_body">
      <style:paragraph-properties fo:line-height="115%" fo:text-align="start" style:justify-single-word="false"/>
      <style:text-properties style:font-name="Noto Mono" fo:font-size="11pt" officeooo:rsid="016e58d9" officeooo:paragraph-rsid="016b1bb5" style:font-size-asian="11pt" style:font-size-complex="11pt"/>
    </style:style>
    <style:style style:name="P9" style:family="paragraph" style:parent-style-name="Standard">
      <style:paragraph-properties fo:line-height="115%" fo:text-align="start" style:justify-single-word="false"/>
      <style:text-properties style:font-name="Noto Mono" fo:font-size="11pt" officeooo:rsid="0170e28d" officeooo:paragraph-rsid="0170e28d" style:font-size-asian="11pt" style:font-size-complex="11pt"/>
    </style:style>
    <style:style style:name="P10" style:family="paragraph" style:parent-style-name="Standard">
      <style:paragraph-properties fo:line-height="115%" fo:text-align="start" style:justify-single-word="false"/>
      <style:text-properties style:font-name="Noto Mono" fo:font-size="11pt" officeooo:rsid="017144f4" officeooo:paragraph-rsid="017144f4" style:font-size-asian="11pt" style:font-size-complex="11pt"/>
    </style:style>
    <style:style style:name="P11" style:family="paragraph" style:parent-style-name="Standard">
      <style:paragraph-properties fo:line-height="115%" fo:text-align="start" style:justify-single-word="false"/>
      <style:text-properties style:font-name="Noto Mono" fo:font-size="11pt" officeooo:rsid="0171dbd0" officeooo:paragraph-rsid="0171dbd0" style:font-size-asian="11pt" style:font-size-complex="11pt"/>
    </style:style>
    <style:style style:name="P12" style:family="paragraph" style:parent-style-name="Standard">
      <style:paragraph-properties fo:line-height="115%" fo:text-align="start" style:justify-single-word="false"/>
      <style:text-properties style:font-name="Noto Mono" fo:font-size="11pt" officeooo:rsid="01721dbb" officeooo:paragraph-rsid="01721dbb" style:font-size-asian="11pt" style:font-size-complex="11pt"/>
    </style:style>
    <style:style style:name="P13" style:family="paragraph" style:parent-style-name="Standard">
      <style:paragraph-properties fo:line-height="115%" fo:text-align="start" style:justify-single-word="false"/>
      <style:text-properties style:font-name="Noto Mono" fo:font-size="11pt" officeooo:rsid="01723e9b" officeooo:paragraph-rsid="01723e9b" style:font-size-asian="11pt" style:font-size-complex="11pt"/>
    </style:style>
    <style:style style:name="P14" style:family="paragraph" style:parent-style-name="Standard">
      <style:paragraph-properties fo:line-height="115%" fo:text-align="start" style:justify-single-word="false"/>
      <style:text-properties style:font-name="Noto Mono" fo:font-size="11pt" officeooo:rsid="0172c091" officeooo:paragraph-rsid="0176f79e" style:font-size-asian="11pt" style:font-size-complex="11pt"/>
    </style:style>
    <style:style style:name="P15" style:family="paragraph" style:parent-style-name="Standard">
      <style:paragraph-properties fo:line-height="115%" fo:text-align="start" style:justify-single-word="false"/>
      <style:text-properties style:font-name="Noto Mono" fo:font-size="11pt" officeooo:paragraph-rsid="0172c091" style:font-size-asian="11pt" style:font-size-complex="11pt"/>
    </style:style>
    <style:style style:name="P16" style:family="paragraph" style:parent-style-name="Standard">
      <style:paragraph-properties fo:line-height="115%" fo:text-align="start" style:justify-single-word="false"/>
      <style:text-properties style:font-name="Noto Mono" fo:font-size="11pt" officeooo:paragraph-rsid="01e9bbc6" style:font-size-asian="11pt" style:font-size-complex="11pt"/>
    </style:style>
    <style:style style:name="P17" style:family="paragraph" style:parent-style-name="Standard">
      <style:paragraph-properties fo:line-height="115%" fo:text-align="start" style:justify-single-word="false"/>
      <style:text-properties style:font-name="Noto Mono" fo:font-size="11pt" officeooo:rsid="017e40c8" officeooo:paragraph-rsid="017e40c8" style:font-size-asian="11pt" style:font-size-complex="11pt"/>
    </style:style>
    <style:style style:name="P18" style:family="paragraph" style:parent-style-name="Standard">
      <style:paragraph-properties fo:line-height="115%" fo:text-align="start" style:justify-single-word="false"/>
      <style:text-properties style:font-name="Noto Mono" fo:font-size="11pt" officeooo:rsid="018a0e4f" officeooo:paragraph-rsid="017e40c8" style:font-size-asian="11pt" style:font-size-complex="11pt"/>
    </style:style>
    <style:style style:name="P19" style:family="paragraph" style:parent-style-name="Standard">
      <style:paragraph-properties fo:line-height="115%" fo:text-align="start" style:justify-single-word="false"/>
      <style:text-properties style:font-name="Noto Mono" fo:font-size="11pt" officeooo:rsid="018ac309" officeooo:paragraph-rsid="018ac309" style:font-size-asian="11pt" style:font-size-complex="11pt"/>
    </style:style>
    <style:style style:name="P20" style:family="paragraph" style:parent-style-name="Standard">
      <style:paragraph-properties fo:line-height="115%" fo:text-align="start" style:justify-single-word="false"/>
      <style:text-properties style:font-name="Noto Mono" fo:font-size="11pt" officeooo:rsid="01941a10" officeooo:paragraph-rsid="01941a10" style:font-size-asian="11pt" style:font-size-complex="11pt"/>
    </style:style>
    <style:style style:name="P21" style:family="paragraph" style:parent-style-name="Standard">
      <style:paragraph-properties fo:line-height="115%" fo:text-align="start" style:justify-single-word="false"/>
      <style:text-properties style:font-name="Noto Mono" fo:font-size="11pt" officeooo:rsid="01947d3d" officeooo:paragraph-rsid="01947d3d" style:font-size-asian="11pt" style:font-size-complex="11pt"/>
    </style:style>
    <style:style style:name="P22" style:family="paragraph" style:parent-style-name="Standard">
      <style:paragraph-properties fo:line-height="115%" fo:text-align="start" style:justify-single-word="false"/>
      <style:text-properties style:font-name="Noto Mono" fo:font-size="11pt" officeooo:rsid="01947d3d" officeooo:paragraph-rsid="019a948e" style:font-size-asian="11pt" style:font-size-complex="11pt"/>
    </style:style>
    <style:style style:name="P23" style:family="paragraph" style:parent-style-name="Standard">
      <style:paragraph-properties fo:line-height="115%" fo:text-align="start" style:justify-single-word="false"/>
      <style:text-properties style:font-name="Noto Mono" fo:font-size="11pt" officeooo:rsid="01947d3d" officeooo:paragraph-rsid="019acf25" style:font-size-asian="11pt" style:font-size-complex="11pt"/>
    </style:style>
    <style:style style:name="P24" style:family="paragraph" style:parent-style-name="Standard">
      <style:paragraph-properties fo:line-height="115%" fo:text-align="start" style:justify-single-word="false"/>
      <style:text-properties style:font-name="Noto Mono" fo:font-size="11pt" officeooo:rsid="01947d3d" officeooo:paragraph-rsid="01a20661" style:font-size-asian="11pt" style:font-size-complex="11pt"/>
    </style:style>
    <style:style style:name="P25" style:family="paragraph" style:parent-style-name="Standard">
      <style:paragraph-properties fo:line-height="115%" fo:text-align="start" style:justify-single-word="false"/>
      <style:text-properties style:font-name="Noto Mono" fo:font-size="11pt" officeooo:rsid="0197de25" officeooo:paragraph-rsid="0197de25" style:font-size-asian="11pt" style:font-size-complex="11pt"/>
    </style:style>
    <style:style style:name="P26" style:family="paragraph" style:parent-style-name="Standard">
      <style:paragraph-properties fo:line-height="115%" fo:text-align="start" style:justify-single-word="false"/>
      <style:text-properties style:font-name="Noto Mono" fo:font-size="11pt" officeooo:rsid="0197de25" officeooo:paragraph-rsid="01947d3d" style:font-size-asian="11pt" style:font-size-complex="11pt"/>
    </style:style>
    <style:style style:name="P27" style:family="paragraph" style:parent-style-name="Standard">
      <style:paragraph-properties fo:line-height="115%" fo:text-align="start" style:justify-single-word="false"/>
      <style:text-properties style:font-name="Noto Mono" fo:font-size="11pt" officeooo:rsid="019c4209" officeooo:paragraph-rsid="019a948e" style:font-size-asian="11pt" style:font-size-complex="11pt"/>
    </style:style>
    <style:style style:name="P28" style:family="paragraph" style:parent-style-name="Standard">
      <style:paragraph-properties fo:line-height="115%" fo:text-align="start" style:justify-single-word="false"/>
      <style:text-properties style:font-name="Noto Mono" fo:font-size="11pt" officeooo:rsid="01a1f32a" officeooo:paragraph-rsid="01a1f32a" style:font-size-asian="11pt" style:font-size-complex="11pt"/>
    </style:style>
    <style:style style:name="P29" style:family="paragraph" style:parent-style-name="Standard">
      <style:paragraph-properties fo:line-height="115%" fo:text-align="start" style:justify-single-word="false"/>
      <style:text-properties style:font-name="Noto Mono" fo:font-size="11pt" officeooo:rsid="01a40c6f" officeooo:paragraph-rsid="01a40c6f" style:font-size-asian="11pt" style:font-size-complex="11pt"/>
    </style:style>
    <style:style style:name="P30" style:family="paragraph" style:parent-style-name="Standard">
      <style:paragraph-properties fo:line-height="115%" fo:text-align="start" style:justify-single-word="false"/>
      <style:text-properties style:font-name="Noto Mono" fo:font-size="11pt" officeooo:rsid="01a40c6f" officeooo:paragraph-rsid="01a5b3ae" style:font-size-asian="11pt" style:font-size-complex="11pt"/>
    </style:style>
    <style:style style:name="P31" style:family="paragraph" style:parent-style-name="Standard">
      <style:paragraph-properties fo:line-height="115%" fo:text-align="start" style:justify-single-word="false"/>
      <style:text-properties style:font-name="Noto Mono" fo:font-size="11pt" officeooo:rsid="01a40c6f" officeooo:paragraph-rsid="01a1f32a" style:font-size-asian="11pt" style:font-size-complex="11pt"/>
    </style:style>
    <style:style style:name="P32" style:family="paragraph" style:parent-style-name="Standard">
      <style:paragraph-properties fo:line-height="115%" fo:text-align="start" style:justify-single-word="false"/>
      <style:text-properties style:font-name="Noto Mono" fo:font-size="11pt" officeooo:rsid="01a72ebf" officeooo:paragraph-rsid="01a72ebf" style:font-size-asian="11pt" style:font-size-complex="11pt"/>
    </style:style>
    <style:style style:name="P33" style:family="paragraph" style:parent-style-name="Standard">
      <style:paragraph-properties fo:line-height="115%" fo:text-align="start" style:justify-single-word="false"/>
      <style:text-properties style:font-name="Noto Mono" fo:font-size="11pt" officeooo:rsid="01a72ebf" officeooo:paragraph-rsid="01bb00a7" style:font-size-asian="11pt" style:font-size-complex="11pt"/>
    </style:style>
    <style:style style:name="P34" style:family="paragraph" style:parent-style-name="Standard">
      <style:paragraph-properties fo:line-height="115%" fo:text-align="start" style:justify-single-word="false"/>
      <style:text-properties style:font-name="Noto Mono" fo:font-size="11pt" officeooo:rsid="01ad4c06" officeooo:paragraph-rsid="01ae678b" style:font-size-asian="11pt" style:font-size-complex="11pt"/>
    </style:style>
    <style:style style:name="P35" style:family="paragraph" style:parent-style-name="Standard">
      <style:paragraph-properties fo:line-height="115%" fo:text-align="start" style:justify-single-word="false"/>
      <style:text-properties style:font-name="Noto Mono" fo:font-size="11pt" officeooo:rsid="01ad4c06" officeooo:paragraph-rsid="01c05429" style:font-size-asian="11pt" style:font-size-complex="11pt"/>
    </style:style>
    <style:style style:name="P36" style:family="paragraph" style:parent-style-name="Standard">
      <style:paragraph-properties fo:line-height="115%" fo:text-align="start" style:justify-single-word="false"/>
      <style:text-properties style:font-name="Noto Mono" fo:font-size="11pt" officeooo:rsid="01c05429" officeooo:paragraph-rsid="01c05429" style:font-size-asian="11pt" style:font-size-complex="11pt"/>
    </style:style>
    <style:style style:name="P37" style:family="paragraph" style:parent-style-name="Standard">
      <style:paragraph-properties fo:line-height="115%" fo:text-align="start" style:justify-single-word="false"/>
      <style:text-properties style:font-name="Noto Mono" fo:font-size="11pt" officeooo:rsid="01c1f9a9" officeooo:paragraph-rsid="01c1f9a9" style:font-size-asian="11pt" style:font-size-complex="11pt"/>
    </style:style>
    <style:style style:name="P38" style:family="paragraph" style:parent-style-name="Standard">
      <style:paragraph-properties fo:line-height="115%" fo:text-align="start" style:justify-single-word="false"/>
      <style:text-properties style:font-name="Noto Mono" fo:font-size="11pt" officeooo:rsid="01ba961f" officeooo:paragraph-rsid="01ba961f" style:font-size-asian="11pt" style:font-size-complex="11pt"/>
    </style:style>
    <style:style style:name="P39" style:family="paragraph" style:parent-style-name="Standard">
      <style:paragraph-properties fo:line-height="115%" fo:text-align="start" style:justify-single-word="false"/>
      <style:text-properties style:font-name="Noto Mono" fo:font-size="11pt" officeooo:rsid="01a5b3ae" officeooo:paragraph-rsid="01a5b3ae" style:font-size-asian="11pt" style:font-size-complex="11pt"/>
    </style:style>
    <style:style style:name="P40" style:family="paragraph" style:parent-style-name="Standard">
      <style:paragraph-properties fo:line-height="115%" fo:text-align="start" style:justify-single-word="false"/>
      <style:text-properties style:font-name="Noto Mono" fo:font-size="11pt" officeooo:rsid="01cda9a0" officeooo:paragraph-rsid="01cda9a0" style:font-size-asian="11pt" style:font-size-complex="11pt"/>
    </style:style>
    <style:style style:name="P41" style:family="paragraph" style:parent-style-name="Standard">
      <style:paragraph-properties fo:line-height="115%" fo:text-align="start" style:justify-single-word="false"/>
      <style:text-properties style:font-name="Noto Mono" fo:font-size="11pt" officeooo:rsid="01cda9a0" officeooo:paragraph-rsid="01d84d13" style:font-size-asian="11pt" style:font-size-complex="11pt"/>
    </style:style>
    <style:style style:name="P42" style:family="paragraph" style:parent-style-name="Standard">
      <style:paragraph-properties fo:line-height="115%" fo:text-align="start" style:justify-single-word="false"/>
      <style:text-properties style:font-name="Noto Mono" fo:font-size="11pt" officeooo:rsid="01cda9a0" officeooo:paragraph-rsid="01da468c" style:font-size-asian="11pt" style:font-size-complex="11pt"/>
    </style:style>
    <style:style style:name="P43" style:family="paragraph" style:parent-style-name="Standard">
      <style:paragraph-properties fo:line-height="115%" fo:text-align="start" style:justify-single-word="false"/>
      <style:text-properties style:font-name="Noto Mono" fo:font-size="11pt" officeooo:rsid="01cda9a0" officeooo:paragraph-rsid="01db7284" style:font-size-asian="11pt" style:font-size-complex="11pt"/>
    </style:style>
    <style:style style:name="P44" style:family="paragraph" style:parent-style-name="Standard">
      <style:paragraph-properties fo:line-height="115%" fo:text-align="start" style:justify-single-word="false"/>
      <style:text-properties style:font-name="Noto Mono" fo:font-size="11pt" officeooo:rsid="01cfb298" officeooo:paragraph-rsid="01cfb298" style:font-size-asian="11pt" style:font-size-complex="11pt"/>
    </style:style>
    <style:style style:name="P45" style:family="paragraph" style:parent-style-name="Standard">
      <style:paragraph-properties fo:line-height="115%" fo:text-align="start" style:justify-single-word="false"/>
      <style:text-properties style:font-name="Noto Mono" fo:font-size="11pt" officeooo:rsid="01cfb298" officeooo:paragraph-rsid="01c1f9a9" style:font-size-asian="11pt" style:font-size-complex="11pt"/>
    </style:style>
    <style:style style:name="P46" style:family="paragraph" style:parent-style-name="Standard">
      <style:paragraph-properties fo:line-height="115%" fo:text-align="start" style:justify-single-word="false"/>
      <style:text-properties style:font-name="Noto Mono" fo:font-size="11pt" officeooo:rsid="01d84d13" officeooo:paragraph-rsid="01d84d13" style:font-size-asian="11pt" style:font-size-complex="11pt"/>
    </style:style>
    <style:style style:name="P47" style:family="paragraph" style:parent-style-name="Standard">
      <style:paragraph-properties fo:line-height="115%" fo:text-align="start" style:justify-single-word="false"/>
      <style:text-properties style:font-name="Noto Mono" fo:font-size="11pt" officeooo:rsid="01da468c" officeooo:paragraph-rsid="01da468c" style:font-size-asian="11pt" style:font-size-complex="11pt"/>
    </style:style>
    <style:style style:name="P48" style:family="paragraph" style:parent-style-name="Standard">
      <style:paragraph-properties fo:line-height="115%" fo:text-align="start" style:justify-single-word="false"/>
      <style:text-properties style:font-name="Noto Mono" fo:font-size="11pt" officeooo:rsid="01db7284" officeooo:paragraph-rsid="01db7284" style:font-size-asian="11pt" style:font-size-complex="11pt"/>
    </style:style>
    <style:style style:name="P49" style:family="paragraph" style:parent-style-name="Text_20_body">
      <style:paragraph-properties fo:line-height="115%" fo:text-align="start" style:justify-single-word="false"/>
      <style:text-properties style:font-name="Noto Mono" fo:font-size="11pt" officeooo:rsid="01dbeb73" officeooo:paragraph-rsid="01dbeb73" style:font-size-asian="11pt" style:font-size-complex="11pt"/>
    </style:style>
    <style:style style:name="P50" style:family="paragraph" style:parent-style-name="Standard">
      <style:paragraph-properties fo:line-height="115%" fo:text-align="start" style:justify-single-word="false"/>
      <style:text-properties style:font-name="Noto Mono" fo:font-size="11pt" officeooo:rsid="01f59f86" officeooo:paragraph-rsid="01f59f86" style:font-size-asian="11pt" style:font-size-complex="11pt"/>
    </style:style>
    <style:style style:name="P51" style:family="paragraph" style:parent-style-name="Standard">
      <style:paragraph-properties fo:line-height="115%" fo:text-align="start" style:justify-single-word="false"/>
      <style:text-properties style:font-name="Noto Mono" fo:font-size="11pt" officeooo:rsid="018e87b6" officeooo:paragraph-rsid="018c4362" style:font-size-asian="11pt" style:font-size-complex="11pt"/>
    </style:style>
    <style:style style:name="P52" style:family="paragraph" style:parent-style-name="Text_20_body">
      <style:paragraph-properties fo:line-height="115%" fo:text-align="start" style:justify-single-word="false"/>
      <style:text-properties style:font-name="Noto Mono" fo:font-size="11pt" officeooo:rsid="018e87b6" officeooo:paragraph-rsid="018c4362" style:font-size-asian="11pt" style:font-size-complex="11pt"/>
    </style:style>
    <style:style style:name="P53" style:family="paragraph" style:parent-style-name="Standard">
      <style:paragraph-properties fo:line-height="115%" fo:text-align="start" style:justify-single-word="false"/>
      <style:text-properties style:font-name="Noto Mono" fo:font-size="11pt" officeooo:rsid="018c4362" officeooo:paragraph-rsid="018c4362" style:font-size-asian="11pt" style:font-size-complex="11pt"/>
    </style:style>
    <style:style style:name="P54" style:family="paragraph" style:parent-style-name="Standard">
      <style:paragraph-properties fo:line-height="115%" fo:text-align="start" style:justify-single-word="false"/>
      <style:text-properties style:font-name="Noto Mono" fo:font-size="11pt" officeooo:rsid="018eaaea" officeooo:paragraph-rsid="018eaaea" style:font-size-asian="11pt" style:font-size-complex="11pt"/>
    </style:style>
    <style:style style:name="P55" style:family="paragraph" style:parent-style-name="Standard">
      <style:paragraph-properties fo:line-height="115%" fo:text-align="start" style:justify-single-word="false"/>
      <style:text-properties style:font-name="Noto Mono" fo:font-size="11pt" officeooo:rsid="018eaaea" officeooo:paragraph-rsid="021d4c96" style:font-size-asian="11pt" style:font-size-complex="11pt"/>
    </style:style>
    <style:style style:name="P56" style:family="paragraph" style:parent-style-name="Standard">
      <style:paragraph-properties fo:line-height="115%" fo:text-align="start" style:justify-single-word="false"/>
      <style:text-properties style:font-name="Noto Mono" fo:font-size="11pt" officeooo:rsid="02084c49" officeooo:paragraph-rsid="02084c49" style:font-size-asian="11pt" style:font-size-complex="11pt"/>
    </style:style>
    <style:style style:name="P57" style:family="paragraph" style:parent-style-name="Standard">
      <style:paragraph-properties fo:line-height="115%" fo:text-align="start" style:justify-single-word="false"/>
      <style:text-properties style:font-name="Noto Mono" fo:font-size="11pt" fo:font-style="normal" fo:font-weight="normal" officeooo:rsid="01e2176e" officeooo:paragraph-rsid="01e2176e" style:font-size-asian="11pt" style:font-style-asian="normal" style:font-weight-asian="normal" style:font-size-complex="11pt" style:font-style-complex="normal" style:font-weight-complex="normal"/>
    </style:style>
    <style:style style:name="P58" style:family="paragraph" style:parent-style-name="Standard">
      <style:paragraph-properties fo:line-height="115%" fo:text-align="start" style:justify-single-word="false"/>
      <style:text-properties style:font-name="Noto Mono" fo:font-size="11pt" fo:font-style="normal" fo:font-weight="normal" officeooo:rsid="01eb9de6" officeooo:paragraph-rsid="01e9bbc6" style:font-size-asian="11pt" style:font-style-asian="normal" style:font-weight-asian="normal" style:font-size-complex="11pt" style:font-style-complex="normal" style:font-weight-complex="normal"/>
    </style:style>
    <style:style style:name="P59" style:family="paragraph" style:parent-style-name="Standard">
      <style:paragraph-properties fo:line-height="115%" fo:text-align="start" style:justify-single-word="false"/>
      <style:text-properties style:font-name="Noto Mono" fo:font-size="11pt" fo:font-style="normal" fo:font-weight="normal" officeooo:rsid="01ee6494" officeooo:paragraph-rsid="01ee6494" style:font-size-asian="11pt" style:font-style-asian="normal" style:font-weight-asian="normal" style:font-size-complex="11pt" style:font-style-complex="normal" style:font-weight-complex="normal"/>
    </style:style>
    <style:style style:name="P60" style:family="paragraph" style:parent-style-name="Text_20_body">
      <style:paragraph-properties fo:line-height="115%" fo:text-align="start" style:justify-single-word="false"/>
      <style:text-properties style:font-name="Noto Mono" fo:font-weight="normal" officeooo:paragraph-rsid="01ee6494" style:font-weight-asian="normal" style:font-weight-complex="normal"/>
    </style:style>
    <style:style style:name="P61" style:family="paragraph" style:parent-style-name="Standard">
      <style:paragraph-properties fo:line-height="115%" fo:text-align="start" style:justify-single-word="false"/>
      <style:text-properties officeooo:paragraph-rsid="016549d2"/>
    </style:style>
    <style:style style:name="P62" style:family="paragraph" style:parent-style-name="Standard">
      <style:paragraph-properties fo:line-height="115%" fo:text-align="start" style:justify-single-word="false"/>
      <style:text-properties officeooo:paragraph-rsid="0176f79e"/>
    </style:style>
    <style:style style:name="P63" style:family="paragraph" style:parent-style-name="Standard">
      <style:paragraph-properties fo:line-height="115%" fo:text-align="start" style:justify-single-word="false"/>
      <style:text-properties officeooo:paragraph-rsid="01ae678b"/>
    </style:style>
    <style:style style:name="P64" style:family="paragraph" style:parent-style-name="Standard">
      <style:paragraph-properties fo:line-height="115%" fo:text-align="start" style:justify-single-word="false"/>
      <style:text-properties officeooo:paragraph-rsid="01cfb298"/>
    </style:style>
    <style:style style:name="P65" style:family="paragraph" style:parent-style-name="Standard">
      <style:paragraph-properties fo:line-height="115%" fo:text-align="start" style:justify-single-word="false"/>
      <style:text-properties officeooo:paragraph-rsid="01e9bbc6"/>
    </style:style>
    <style:style style:name="P66" style:family="paragraph" style:parent-style-name="Text_20_body">
      <style:paragraph-properties fo:line-height="115%" fo:text-align="start" style:justify-single-word="false"/>
      <style:text-properties officeooo:paragraph-rsid="01ee6494"/>
    </style:style>
    <style:style style:name="P67" style:family="paragraph" style:parent-style-name="Standard">
      <style:paragraph-properties fo:line-height="115%" fo:text-align="start" style:justify-single-word="false"/>
      <style:text-properties officeooo:paragraph-rsid="0172c091"/>
    </style:style>
    <style:style style:name="P68" style:family="paragraph" style:parent-style-name="Standard">
      <style:paragraph-properties fo:line-height="115%" fo:text-align="start" style:justify-single-word="false"/>
      <style:text-properties officeooo:paragraph-rsid="01f204cb"/>
    </style:style>
    <style:style style:name="P69" style:family="paragraph" style:parent-style-name="Standard">
      <style:paragraph-properties fo:line-height="115%" fo:text-align="start" style:justify-single-word="false"/>
      <style:text-properties officeooo:paragraph-rsid="018c4362"/>
    </style:style>
    <style:style style:name="P70" style:family="paragraph" style:parent-style-name="Standard">
      <style:paragraph-properties fo:line-height="115%" fo:text-align="start" style:justify-single-word="false"/>
      <style:text-properties officeooo:rsid="017e40c8" officeooo:paragraph-rsid="017e40c8"/>
    </style:style>
    <style:style style:name="P71" style:family="paragraph" style:parent-style-name="Standard">
      <style:paragraph-properties fo:line-height="115%" fo:text-align="start" style:justify-single-word="false"/>
      <style:text-properties officeooo:rsid="018ac309" officeooo:paragraph-rsid="018ac309"/>
    </style:style>
    <style:style style:name="P72" style:family="paragraph" style:parent-style-name="Standard">
      <style:paragraph-properties fo:line-height="115%" fo:text-align="start" style:justify-single-word="false"/>
      <style:text-properties officeooo:rsid="01947d3d" officeooo:paragraph-rsid="019a948e"/>
    </style:style>
    <style:style style:name="P73" style:family="paragraph" style:parent-style-name="Standard">
      <style:paragraph-properties fo:line-height="115%" fo:text-align="start" style:justify-single-word="false"/>
      <style:text-properties officeooo:rsid="01947d3d" officeooo:paragraph-rsid="019e2a9f"/>
    </style:style>
    <style:style style:name="P74" style:family="paragraph" style:parent-style-name="Standard">
      <style:paragraph-properties fo:line-height="115%" fo:text-align="start" style:justify-single-word="false"/>
      <style:text-properties officeooo:rsid="0197de25" officeooo:paragraph-rsid="019acf25"/>
    </style:style>
    <style:style style:name="P75" style:family="paragraph" style:parent-style-name="Standard">
      <style:paragraph-properties fo:line-height="115%" fo:text-align="start" style:justify-single-word="false"/>
      <style:text-properties officeooo:rsid="01a5b3ae" officeooo:paragraph-rsid="01a5b3ae"/>
    </style:style>
    <style:style style:name="P76" style:family="paragraph" style:parent-style-name="Text_20_body">
      <style:text-properties officeooo:rsid="01dc77e0" officeooo:paragraph-rsid="01dc77e0"/>
    </style:style>
    <style:style style:name="P77" style:family="paragraph" style:parent-style-name="Standard">
      <style:paragraph-properties fo:line-height="115%" fo:text-align="start" style:justify-single-word="false"/>
      <style:text-properties style:font-name="Noto Mono" fo:font-size="11pt" officeooo:rsid="01f204cb" officeooo:paragraph-rsid="01f204cb" style:font-size-asian="11pt" style:font-size-complex="11pt"/>
    </style:style>
    <style:style style:name="P78" style:family="paragraph" style:parent-style-name="Standard">
      <style:paragraph-properties fo:line-height="115%" fo:text-align="start" style:justify-single-word="false"/>
      <style:text-properties style:font-name="Noto Mono" fo:font-size="11pt" officeooo:rsid="0197de25" officeooo:paragraph-rsid="019acf25" style:font-size-asian="11pt" style:font-size-complex="11pt"/>
    </style:style>
    <style:style style:name="P79" style:family="paragraph" style:parent-style-name="Standard">
      <style:paragraph-properties fo:line-height="115%" fo:text-align="start" style:justify-single-word="false"/>
      <style:text-properties style:font-name="Noto Mono" fo:font-size="11pt" officeooo:rsid="01f204cb" officeooo:paragraph-rsid="01f204cb" fo:background-color="#ffff00" style:font-size-asian="11pt" style:font-size-complex="11pt"/>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4">
      <style:paragraph-properties fo:margin-top="0cm" fo:margin-bottom="0cm" style:contextual-spacing="false"/>
    </style:style>
    <style:style style:name="P85" style:family="paragraph" style:parent-style-name="Text_20_body" style:list-style-name="L4">
      <style:paragraph-properties fo:margin-top="0cm" fo:margin-bottom="0cm" style:contextual-spacing="false"/>
      <style:text-properties style:font-name="Noto Mono" fo:font-size="11pt" style:font-size-asian="11pt" style:font-size-complex="11pt"/>
    </style:style>
    <style:style style:name="P86" style:family="paragraph" style:parent-style-name="Text_20_body" style:list-style-name="L7">
      <style:paragraph-properties fo:margin-top="0cm" fo:margin-bottom="0cm" style:contextual-spacing="false"/>
      <style:text-properties style:font-name="Noto Mono" fo:font-size="11pt" fo:font-weight="normal" style:font-size-asian="11pt" style:font-weight-asian="normal" style:font-size-complex="11pt" style:font-weight-complex="normal"/>
    </style:style>
    <style:style style:name="P87" style:family="paragraph" style:parent-style-name="Text_20_body" style:list-style-name="L5">
      <style:paragraph-properties fo:margin-top="0cm" fo:margin-bottom="0cm" style:contextual-spacing="false"/>
    </style:style>
    <style:style style:name="P88" style:family="paragraph" style:parent-style-name="Text_20_body" style:list-style-name="L6"/>
    <style:style style:name="P89" style:family="paragraph" style:parent-style-name="Text_20_body" style:list-style-name="L7"/>
    <style:style style:name="P90" style:family="paragraph" style:parent-style-name="Text_20_body" style:list-style-name="L7">
      <style:paragraph-properties fo:margin-top="0cm" fo:margin-bottom="0cm" style:contextual-spacing="false"/>
    </style:style>
    <style:style style:name="T1" style:family="text">
      <style:text-properties style:font-name="Noto Mono"/>
    </style:style>
    <style:style style:name="T2" style:family="text">
      <style:text-properties style:font-name="Noto Mono" fo:font-size="11pt" style:font-size-asian="11pt" style:font-size-complex="11pt"/>
    </style:style>
    <style:style style:name="T3" style:family="text">
      <style:text-properties style:font-name="Noto Mono" fo:font-size="11pt" officeooo:rsid="016549d2" style:font-size-asian="11pt" style:font-size-complex="11pt"/>
    </style:style>
    <style:style style:name="T4" style:family="text">
      <style:text-properties style:font-name="Noto Mono" fo:font-size="11pt" officeooo:rsid="01723e9b" style:font-size-asian="11pt" style:font-size-complex="11pt"/>
    </style:style>
    <style:style style:name="T5" style:family="text">
      <style:text-properties style:font-name="Noto Mono" fo:font-size="11pt" officeooo:rsid="0172e4f6" style:font-size-asian="11pt" style:font-size-complex="11pt"/>
    </style:style>
    <style:style style:name="T6" style:family="text">
      <style:text-properties style:font-name="Noto Mono" fo:font-size="11pt" officeooo:rsid="0172c091" style:font-size-asian="11pt" style:font-size-complex="11pt"/>
    </style:style>
    <style:style style:name="T7" style:family="text">
      <style:text-properties style:font-name="Noto Mono" fo:font-size="11pt" officeooo:rsid="018a0e4f" style:font-size-asian="11pt" style:font-size-complex="11pt"/>
    </style:style>
    <style:style style:name="T8" style:family="text">
      <style:text-properties style:font-name="Noto Mono" fo:font-size="11pt" officeooo:rsid="019acf25" style:font-size-asian="11pt" style:font-size-complex="11pt"/>
    </style:style>
    <style:style style:name="T9" style:family="text">
      <style:text-properties style:font-name="Noto Mono" fo:font-size="11pt" officeooo:rsid="019c4209" style:font-size-asian="11pt" style:font-size-complex="11pt"/>
    </style:style>
    <style:style style:name="T10" style:family="text">
      <style:text-properties style:font-name="Noto Mono" fo:font-size="11pt" officeooo:rsid="019e2a9f" style:font-size-asian="11pt" style:font-size-complex="11pt"/>
    </style:style>
    <style:style style:name="T11" style:family="text">
      <style:text-properties style:font-name="Noto Mono" fo:font-size="11pt" officeooo:rsid="01a40c6f" style:font-size-asian="11pt" style:font-size-complex="11pt"/>
    </style:style>
    <style:style style:name="T12" style:family="text">
      <style:text-properties style:font-name="Noto Mono" fo:font-size="11pt" officeooo:rsid="01ad4c06" style:font-size-asian="11pt" style:font-size-complex="11pt"/>
    </style:style>
    <style:style style:name="T13" style:family="text">
      <style:text-properties style:font-name="Noto Mono" fo:font-size="11pt" officeooo:rsid="01b98927" style:font-size-asian="11pt" style:font-size-complex="11pt"/>
    </style:style>
    <style:style style:name="T14" style:family="text">
      <style:text-properties style:font-name="Noto Mono" fo:font-size="11pt" fo:font-weight="normal" style:font-size-asian="11pt" style:font-weight-asian="normal" style:font-size-complex="11pt" style:font-weight-complex="normal"/>
    </style:style>
    <style:style style:name="T15" style:family="text">
      <style:text-properties style:font-name="Noto Mono" fo:font-size="11pt" fo:font-weight="normal" officeooo:rsid="01d84d13" style:font-size-asian="11pt" style:font-weight-asian="normal" style:font-size-complex="11pt" style:font-weight-complex="normal"/>
    </style:style>
    <style:style style:name="T16" style:family="text">
      <style:text-properties style:font-name="Noto Mono"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style:font-name="Noto Mono" fo:font-size="11pt" fo:font-style="normal" fo:font-weight="normal" officeooo:rsid="01e9bbc6" style:font-size-asian="11pt" style:font-style-asian="normal" style:font-weight-asian="normal" style:font-size-complex="11pt" style:font-style-complex="normal" style:font-weight-complex="normal"/>
    </style:style>
    <style:style style:name="T18" style:family="text">
      <style:text-properties style:font-name="Noto Mono" officeooo:rsid="016ef1cc"/>
    </style:style>
    <style:style style:name="T19" style:family="text">
      <style:text-properties officeooo:rsid="01682f17"/>
    </style:style>
    <style:style style:name="T20" style:family="text">
      <style:text-properties officeooo:rsid="01692c36"/>
    </style:style>
    <style:style style:name="T21" style:family="text">
      <style:text-properties officeooo:rsid="0170e28d"/>
    </style:style>
    <style:style style:name="T22" style:family="text">
      <style:text-properties officeooo:rsid="0171dbd0"/>
    </style:style>
    <style:style style:name="T23" style:family="text">
      <style:text-properties officeooo:rsid="0174ea08"/>
    </style:style>
    <style:style style:name="T24" style:family="text">
      <style:text-properties officeooo:rsid="01751a4e"/>
    </style:style>
    <style:style style:name="T25" style:family="text">
      <style:text-properties officeooo:rsid="01a276b3"/>
    </style:style>
    <style:style style:name="T26" style:family="text">
      <style:text-properties officeooo:rsid="01bb00a7"/>
    </style:style>
    <style:style style:name="T27" style:family="text">
      <style:text-properties fo:font-weight="normal" style:font-weight-asian="normal" style:font-weight-complex="normal"/>
    </style:style>
    <style:style style:name="T28" style:family="text">
      <style:text-properties officeooo:rsid="01f030b6"/>
    </style:style>
    <style:style style:name="T29" style:family="text">
      <style:text-properties fo:background-color="#ffff00" loext:char-shading-value="0"/>
    </style:style>
    <style:style style:name="T30" style:family="text">
      <style:text-properties officeooo:rsid="0219f17b"/>
    </style:style>
    <style:style style:name="T31" style:family="text">
      <style:text-properties officeooo:rsid="021a0b55"/>
    </style:style>
    <style:style style:name="T32" style:family="text">
      <style:text-properties officeooo:rsid="021b8bd0"/>
    </style:style>
    <style:style style:name="T33" style:family="text">
      <style:text-properties officeooo:rsid="021d4c96"/>
    </style:style>
    <style:style style:name="T34" style:family="text">
      <style:text-properties officeooo:rsid="02205928"/>
    </style:style>
    <style:style style:name="T35" style:family="text">
      <style:text-properties officeooo:rsid="02208520"/>
    </style:style>
    <style:style style:name="T36" style:family="text">
      <style:text-properties officeooo:rsid="0223cfdc"/>
    </style:style>
    <style:style style:name="T37" style:family="text">
      <style:text-properties officeooo:rsid="02337e1b"/>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C02 Çözümleri</text:p>
      <text:p text:style-name="P3"/>
      <text:p text:style-name="P2">1) ex00 Nasıl Yapılır ?</text:p>
      <text:p text:style-name="P2">- Bu Çalışmamızda, strcopy fonksiyonunu bizim yazmamız isteniyor, Peki c’de bu fonksiyon ne işe yarar ?</text:p>
      <text:p text:style-name="P2"/>
      <text:p text:style-name="P61"><text:span text:style-name="T3">- </text:span><text:span text:style-name="T2">C dilindeki </text:span><text:span text:style-name="Source_20_Text"><text:span text:style-name="T2">strcpy</text:span></text:span><text:span text:style-name="T2"> fonksiyonu, bir karakter dizisini başka bir karakter dizisine kopyalamak için kullanılır. </text:span><text:span text:style-name="T3">Bizim bu fonksiyonu tekrar üretmemiz isteniyor.</text:span></text:p>
      <text:p text:style-name="P4"/>
      <text:p text:style-name="P4">char <text:s text:c="3"/>*ft_strcpy(char *dest, char *src)</text:p>
      <text:p text:style-name="P5">{</text:p>
      <text:p text:style-name="P5"><text:tab/>int i = 0;</text:p>
      <text:p text:style-name="P5"><text:tab/>while(src[i] != ‘\0’)</text:p>
      <text:p text:style-name="P5"><text:tab/>{</text:p>
      <text:p text:style-name="P5"><text:tab/><text:tab/>des<text:span text:style-name="T19">t</text:span>[i] = src[i];</text:p>
      <text:p text:style-name="P5"><text:tab/><text:tab/>i++;</text:p>
      <text:p text:style-name="P5"><text:tab/>}</text:p>
      <text:p text:style-name="P5"><text:s text:c="2"/>desk[i] = ‘\0’;</text:p>
      <text:p text:style-name="P5"><text:s text:c="2"/>return des<text:span text:style-name="T19">t</text:span>;</text:p>
      <text:p text:style-name="P5">}</text:p>
      <text:p text:style-name="P5"/>
      <text:p text:style-name="P6">int main()</text:p>
      <text:p text:style-name="P6">{</text:p>
      <text:p text:style-name="P6"><text:tab/><text:span text:style-name="T20">char src[] = “</text:span><text:span text:style-name="T31">Hello42ecole</text:span><text:span text:style-name="T20">”;</text:span></text:p>
      <text:p text:style-name="P6"><text:tab/><text:span text:style-name="T20">char dest[</text:span><text:span text:style-name="T32">13</text:span><text:span text:style-name="T20">];</text:span></text:p>
      <text:p text:style-name="P6"><text:tab/><text:span text:style-name="T20">ft_strcopy(dest, src);</text:span></text:p>
      <text:p text:style-name="P6"><text:tab/><text:span text:style-name="T20">printf(“Kopyalanan Metin : %s \n”, dest);</text:span></text:p>
      <text:p text:style-name="P6"><text:tab/><text:span text:style-name="T20">return 0;</text:span></text:p>
      <text:p text:style-name="P6">}</text:p>
      <text:p text:style-name="P6"/>
      <text:p text:style-name="P8"><text:span text:style-name="Source_20_Text"><text:span text:style-name="T18">D</text:span></text:span><text:span text:style-name="Source_20_Text"><text:span text:style-name="T1">est</text:span></text:span> hedef dizidir, <text:span text:style-name="Source_20_Text"><text:span text:style-name="T1">src</text:span></text:span> ise kaynak dizidir. Burada, <text:span text:style-name="Source_20_Text"><text:span text:style-name="T1">src</text:span></text:span> dizisinde bulunan karakterleri <text:span text:style-name="Source_20_Text"><text:span text:style-name="T1">dest</text:span></text:span> dizisine kopyalamamız isteniyor.</text:p>
      <text:p text:style-name="Text_20_body"><text:span text:style-name="Source_20_Text"><text:span text:style-name="T2">i</text:span></text:span><text:span text:style-name="T2"> değişkeni, dizinin uzunluğunu kontrol etmek için kullanılır ve döngünün </text:span><text:span text:style-name="Source_20_Text"><text:span text:style-name="T2">src</text:span></text:span><text:span text:style-name="T2"> dizisinin sonuna kadar çalışmasını sağlar.</text:span></text:p>
      <text:p text:style-name="Text_20_body"><text:span text:style-name="T2">Döngü içinde, </text:span><text:span text:style-name="Source_20_Text"><text:span text:style-name="T2">src</text:span></text:span><text:span text:style-name="T2"> dizisinin karakter sonuna kadar ilerleyerek, her karakteri </text:span><text:span text:style-name="Source_20_Text"><text:span text:style-name="T2">dest</text:span></text:span><text:span text:style-name="T2"> dizisine sırayla kopyalıyoruz. </text:span><text:span text:style-name="Source_20_Text"><text:span text:style-name="T2">i</text:span></text:span><text:span text:style-name="T2"> değişkeni her adımda bir artırılarak kopyalama işlemi gerçekleştirilir.</text:span></text:p>
      <text:p text:style-name="Text_20_body"><text:span text:style-name="T2">C dilinde dizelerin uzunluk bilgisi otomatik olarak tutulmaz. Bu yüzden, </text:span><text:span text:style-name="Source_20_Text"><text:span text:style-name="T2">dest</text:span></text:span><text:span text:style-name="T2"> dizisinin sonuna </text:span><text:span text:style-name="Strong_20_Emphasis"><text:span text:style-name="T2">null terminatör (</text:span></text:span><text:span text:style-name="Strong_20_Emphasis"><text:span text:style-name="Source_20_Text"><text:span text:style-name="T2">\0</text:span></text:span></text:span><text:span text:style-name="Strong_20_Emphasis"><text:span text:style-name="T2">)</text:span></text:span><text:span text:style-name="T2"> ekleyerek stringin düzgün sonlandığını belirtmeliyiz.</text:span></text:p>
      <text:p text:style-name="Text_20_body"><text:span text:style-name="T2">Son olarak, </text:span><text:span text:style-name="Source_20_Text"><text:span text:style-name="T2">dest</text:span></text:span><text:span text:style-name="T2"> dizisini döndürmek için </text:span><text:span text:style-name="Source_20_Text"><text:span text:style-name="T2">return dest;</text:span></text:span><text:span text:style-name="T2"> kullanıyoruz.</text:span></text:p>
      <text:p text:style-name="P50"><text:tab/><text:span text:style-name="T29">Main yazarken dest[i + 1] olursa doğru şekilde kopyalama işlemi yapmış olursun.</text:span></text:p>
      <text:p text:style-name="P7"/>
      <text:p text:style-name="P7"/>
      <text:p text:style-name="P7"><text:soft-page-break/></text:p>
      <text:p text:style-name="P9">ex01 Nasıl Yapılır ?</text:p>
      <text:p text:style-name="P9">(+) Strcopy ile aynı mantıkta çalışıyor yani bir kaynak dizindeki karakterleri hedef dizine kopyalıyor fakat burada ne kadarını kopyalacağımızıda belirtebiliyoruz.</text:p>
      <text:p text:style-name="P9"/>
      <text:p text:style-name="P9"/>
      <text:p text:style-name="P9"/>
      <text:p text:style-name="P9">Char<text:tab/>*ft_strncpy(char *dest, char *src, unsigned int n)</text:p>
      <text:p text:style-name="P10">{</text:p>
      <text:p text:style-name="P10"><text:tab/> <text:span text:style-name="T21">unsigned int </text:span>i = 0;</text:p>
      <text:p text:style-name="P10"><text:s/>while (i &lt; n &amp;&amp; src[i] != ‘\0’)</text:p>
      <text:p text:style-name="P10"><text:tab/>{</text:p>
      <text:p text:style-name="P10"><text:tab/><text:tab/>dest[i] = src[i];</text:p>
      <text:p text:style-name="P10"><text:tab/><text:tab/>i++;</text:p>
      <text:p text:style-name="P10"><text:tab/>}</text:p>
      <text:p text:style-name="P10">while(i &lt; n)</text:p>
      <text:p text:style-name="P10"><text:tab/>{</text:p>
      <text:p text:style-name="P10"><text:tab/><text:tab/><text:span text:style-name="T22">dest[i] = ‘\0’;</text:span></text:p>
      <text:p text:style-name="P10"><text:tab/><text:tab/><text:span text:style-name="T22">i++;</text:span></text:p>
      <text:p text:style-name="P10"><text:tab/>}</text:p>
      <text:p text:style-name="P11">return dest;</text:p>
      <text:p text:style-name="P10">}</text:p>
      <text:p text:style-name="P10"/>
      <text:p text:style-name="P12">int main()</text:p>
      <text:p text:style-name="P12">{</text:p>
      <text:p text:style-name="P12"><text:s text:c="4"/>char src[] = "<text:span text:style-name="T30">Hello42ecole</text:span>";</text:p>
      <text:p text:style-name="P12"><text:s text:c="4"/>char dest[<text:span text:style-name="T28">5</text:span>];</text:p>
      <text:p text:style-name="P12"><text:s text:c="4"/>ft_strncpy(dest, src, 4);</text:p>
      <text:p text:style-name="P12"><text:s text:c="4"/>printf("Kopyalanan Değer: %s\n", dest);</text:p>
      <text:p text:style-name="P12"><text:s text:c="4"/>return 0;</text:p>
      <text:p text:style-name="P12">}</text:p>
      <text:p text:style-name="P12"/>
      <text:p text:style-name="P13">1) Neden unsigned int çünkü biz int değerlerimizin pozitif tam sayılar almasını istiyoruz kullanmasak olur ama <text:span text:style-name="T23">hem bizim araştırmamız istenmiş prototip içinde hemde yanlışlıkları önler</text:span><text:span text:style-name="T24">(negatife gitmesi durumunda)</text:span><text:span text:style-name="T23"> çünkü 0 dan aşağı değil hep yukarı pozitif değer alacak.</text:span></text:p>
      <text:p text:style-name="P13"/>
      <text:p text:style-name="P62"><text:span text:style-name="T4">2) </text:span><text:span text:style-name="T2">i &lt; n, kaynak dizisinden ne kadar karakter alınacağına karar verir. Eğer kaynak dizisi belirttiğimiz uzunluktan kısa ise, terminatör karakterine kadar kopyalamaya devam eder.</text:span><text:span text:style-name="T4"> iki koşul uyumlu halde çalışacak eğer şart sağlanırsa src terminatör karakterine kadar döngü çalışacak</text:span></text:p>
      <text:p text:style-name="P13"/>
      <text:p text:style-name="P13">Koşul içinde ise src’yi dest’e kopyalıyoruz ve döngünün çalışması için bir bir arttırarak sonraki karaktere geçmesini sağlıyoruz.</text:p>
      <text:p text:style-name="P13"/>
      <text:p text:style-name="P68"><text:span text:style-name="T5">3) </text:span><text:span text:style-name="T2">İkinci </text:span><text:span text:style-name="Source_20_Text"><text:span text:style-name="T2">while</text:span></text:span><text:span text:style-name="T2"> döngüsü, kopyalama işlemi tamamlandıktan sonra geri kalan bellek alanını null karakterlerle doldurur. Eğer kaynak dizisi kopyalanan </text:span><text:soft-page-break/><text:span text:style-name="T2">uzunluktan kısa ise, hedef dizisinin geri kalan kısmı, eksik olan karakter sayısına göre </text:span><text:span text:style-name="Source_20_Text"><text:span text:style-name="T2">'\0'</text:span></text:span><text:span text:style-name="T2"> ile tamamlanır.</text:span></text:p>
      <text:p text:style-name="P77"/>
      <text:p text:style-name="P79">Main’de ise dest[dest+1] yapmak zorundasın 4 tanesini kopyalamak istersen 5 karakterlik yer ayırman gerekecek çünkü ‘\0’ atmazsa sonlanmaz...</text:p>
      <text:p text:style-name="P14"/>
      <text:p text:style-name="P67"><text:span text:style-name="T6"><text:tab/></text:span><text:span text:style-name="T2">Fonksiyon sonunda </text:span><text:span text:style-name="Source_20_Text"><text:span text:style-name="T2">dest</text:span></text:span><text:span text:style-name="T2"> döndürülür çünkü fonksiyon, kopyalanan diziyi geri döndürür.</text:span></text:p>
      <text:p text:style-name="P15"/>
      <text:p text:style-name="P17">Ex02 Nasıl Yapılır ?</text:p>
      <text:p text:style-name="P17"/>
      <text:p text:style-name="P70"><text:span text:style-name="T2">- </text:span><text:span text:style-name="T7">Verilen string ifadenin içerisinde alfabatik karakterler Yani ‘A’ ‘Z’ ‘a’ ‘z’ ye kadar olan tüm karakterler için ve Null Değerler için 1 döndürecek. Bunun dışında Bir ifade varsa 0 döndürecek.</text:span></text:p>
      <text:p text:style-name="P18"/>
      <text:p text:style-name="P71"><text:span text:style-name="T7">H</text:span><text:span text:style-name="T2">er zaman’ki gibi bir i sayacımız olacak ve dizi içerisini arttırarak tamamlanmasına yardımcı olacak.</text:span></text:p>
      <text:p text:style-name="P19"/>
      <text:p text:style-name="P53">#include &lt;stdio.h&gt;</text:p>
      <text:p text:style-name="P53">int <text:s text:c="4"/>ft_str_is_alpha(char *str)</text:p>
      <text:p text:style-name="P53">{</text:p>
      <text:p text:style-name="P53"><text:s text:c="4"/>int i = 0;</text:p>
      <text:p text:style-name="P53"><text:s text:c="4"/>while (str[i] == '0')</text:p>
      <text:p text:style-name="P53"><text:s text:c="4"/>{</text:p>
      <text:p text:style-name="P53"><text:s text:c="8"/>return 1;</text:p>
      <text:p text:style-name="P53"><text:s text:c="4"/>}</text:p>
      <text:p text:style-name="P53"/>
      <text:p text:style-name="P53"><text:s text:c="4"/>while (str[i] != '\0')</text:p>
      <text:p text:style-name="P53"><text:s text:c="4"/>{</text:p>
      <text:p text:style-name="P53"><text:s text:c="6"/>if (!((str[i] &gt;= 'a' &amp;&amp; str[i] &lt;= 'z' || (str[i] &gt;= 'A' &amp;&amp; str[i] &lt;= 'Z'))))</text:p>
      <text:p text:style-name="P53"><text:s text:c="6"/>{</text:p>
      <text:p text:style-name="P53"><text:s text:c="8"/>return 0;</text:p>
      <text:p text:style-name="P53"><text:s text:c="6"/>}</text:p>
      <text:p text:style-name="P53"><text:s text:c="6"/>i++;</text:p>
      <text:p text:style-name="P53"><text:s text:c="4"/>}</text:p>
      <text:p text:style-name="P53"><text:s text:c="4"/>return 1;</text:p>
      <text:p text:style-name="P53">}</text:p>
      <text:p text:style-name="P53"/>
      <text:p text:style-name="P52"><text:span text:style-name="Strong_20_Emphasis"><text:span text:style-name="T27">int i</text:span></text:span><text:span text:style-name="T27"> dediğimiz gibi, bir sayaç döngüyü terminatör karakterine kadar tamamlamak için kullanılıyor.</text:span></text:p>
      <text:list xml:id="list842784549" text:style-name="L1">
        <text:list-item>
          <text:p text:style-name="P80"><text:span text:style-name="Strong_20_Emphasis"><text:span text:style-name="T14">İlk sıradaki if koşulu</text:span></text:span><text:span text:style-name="T14">, eğer boşsa 1 döndürmek için kullanılır.</text:span></text:p>
        </text:list-item>
      </text:list>
      <text:list xml:id="list2811232393" text:style-name="L2">
        <text:list-item>
          <text:p text:style-name="P81"><text:span text:style-name="Strong_20_Emphasis"><text:span text:style-name="T14">While döngümüz</text:span></text:span><text:span text:style-name="T14">, terminatör karaktere kadar döneceğini söylüyor. İçindeki if koşulu ise, küçük harf veya büyük harf alfabe karakteri değilse 0 döndürür. Koşuldan çıktıktan sonra </text:span><text:span text:style-name="Source_20_Text"><text:span text:style-name="T14">i</text:span></text:span><text:span text:style-name="T14"> hep bir sonraki adıma geçerek while’ın çalışmasını sağlar.</text:span></text:p>
        </text:list-item>
      </text:list>
      <text:list xml:id="list4066158733" text:style-name="L3">
        <text:list-item>
          <text:p text:style-name="P82"><text:soft-page-break/><text:span text:style-name="Strong_20_Emphasis"><text:span text:style-name="T14">Eğer döngü tamamlandığında hiçbir harf dışı karakter bulunmazsa, fonksiyon 1 döndürür</text:span></text:span><text:span text:style-name="T14">, yani string tamamen harflerden oluşuyor demektir</text:span></text:p>
        </text:list-item>
      </text:list>
      <text:p text:style-name="P69"><text:span text:style-name="T14">Parantezler, </text:span><text:span text:style-name="Strong_20_Emphasis"><text:span text:style-name="T14">mantıksal operatörlerin sırasını belirlemek</text:span></text:span><text:span text:style-name="T14"> ve </text:span><text:span text:style-name="Strong_20_Emphasis"><text:span text:style-name="T14">işlem sırasını doğru şekilde yapılandırmak</text:span></text:span><text:span text:style-name="T14"> için kullanılır. Bu, C dilindeki </text:span><text:span text:style-name="Strong_20_Emphasis"><text:span text:style-name="T14">operatör önceliği</text:span></text:span><text:span text:style-name="T14"> nedeniyle gereklidir.</text:span></text:p>
      <text:p text:style-name="P51"/>
      <text:p text:style-name="P51"/>
      <text:p text:style-name="P54">int main()</text:p>
      <text:p text:style-name="P54">{</text:p>
      <text:p text:style-name="P54"><text:s text:c="4"/>printf("%d \n",ft_str_is_alpha("<text:span text:style-name="T33">Lorem</text:span>"));</text:p>
      <text:p text:style-name="P55"><text:s text:c="4"/>printf("%d \n",ft_str_is_alpha("<text:span text:style-name="T33">Lorem</text:span> ?"));</text:p>
      <text:p text:style-name="P54"><text:s text:c="4"/>printf("%d \n",ft_str_is_alpha(""));</text:p>
      <text:p text:style-name="P54"><text:s text:c="4"/>return 0;</text:p>
      <text:p text:style-name="P54">}</text:p>
      <text:p text:style-name="P20"/>
      <text:p text:style-name="P20"/>
      <text:p text:style-name="P20">ex03 Nasıl Yapılır ?</text:p>
      <text:p text:style-name="P20"/>
      <text:p text:style-name="P21">Bizden, bu sefer sadece rakamlar yani(0123456789) olursa girilen değer 1 döndürmesini ve eğer boş ise yine 1 döndürmesini bunun harici tüm karakterleri 0 döndürmesini istiyor.</text:p>
      <text:p text:style-name="P21"/>
      <text:p text:style-name="P21">Bu yüzden açıklama yazmayacağım sadece koşul değiştirdim. Kod neredeyse aynı...</text:p>
      <text:p text:style-name="P21"/>
      <text:p text:style-name="P21">#include &lt;stdio.h&gt;</text:p>
      <text:p text:style-name="P21">int <text:s text:c="4"/>ft_str_is_numeric(char *str)</text:p>
      <text:p text:style-name="P21">{</text:p>
      <text:p text:style-name="P21"><text:s text:c="4"/>int i = 0;</text:p>
      <text:p text:style-name="P21"/>
      <text:p text:style-name="P21"><text:s text:c="4"/>if (str[i] == '\0')</text:p>
      <text:p text:style-name="P21"><text:s text:c="4"/>{</text:p>
      <text:p text:style-name="P21"><text:s text:c="8"/>return 1;</text:p>
      <text:p text:style-name="P21"><text:s text:c="4"/>}</text:p>
      <text:p text:style-name="P21"/>
      <text:p text:style-name="P21"><text:s text:c="4"/>while (str[i] != '\0')</text:p>
      <text:p text:style-name="P21"><text:s text:c="4"/>{</text:p>
      <text:p text:style-name="P21"><text:s text:c="8"/>if (!(str[i] &gt;= '0' &amp;&amp; str[i] &lt;= '9'))</text:p>
      <text:p text:style-name="P21"><text:s text:c="8"/>{</text:p>
      <text:p text:style-name="P21"><text:s text:c="12"/>return 0;</text:p>
      <text:p text:style-name="P21"><text:s text:c="8"/>}</text:p>
      <text:p text:style-name="P21"><text:s text:c="8"/>i++;</text:p>
      <text:p text:style-name="P21"><text:s text:c="4"/>}</text:p>
      <text:p text:style-name="P21"><text:s text:c="4"/>return 1;</text:p>
      <text:p text:style-name="P21">}</text:p>
      <text:p text:style-name="P21"/>
      <text:p text:style-name="P21"/>
      <text:p text:style-name="P21"><text:soft-page-break/></text:p>
      <text:p text:style-name="P21">int main()</text:p>
      <text:p text:style-name="P21">{</text:p>
      <text:p text:style-name="P21"><text:s text:c="4"/>printf("%d \n", ft_str_is_numeric("<text:span text:style-name="T36">147852369</text:span>"));</text:p>
      <text:p text:style-name="P21"><text:s text:c="4"/>printf("%d \n", ft_str_is_numeric("<text:span text:style-name="T34">Lorem</text:span>"));</text:p>
      <text:p text:style-name="P21"><text:s text:c="4"/>printf("%d \n",ft_str_is_numeric(""));</text:p>
      <text:p text:style-name="P56"><text:s text:c="4"/>return 0;</text:p>
      <text:p text:style-name="P21">}</text:p>
      <text:p text:style-name="P21"/>
      <text:p text:style-name="P26"/>
      <text:p text:style-name="P25">ex04 Nasıl Yapılır ?</text:p>
      <text:p text:style-name="P72"><text:span text:style-name="T2">Bizden, bu sefer </text:span><text:span text:style-name="T9">küçük harfler ve boş değer varsa 1 döndürmemizi, değilse 0 döndürmemizi istiyor.</text:span></text:p>
      <text:p text:style-name="P27"/>
      <text:p text:style-name="P22">Bu yüzden açıklama yazmayacağım sadece koşul değiştirdim. Kod neredeyse aynı...</text:p>
      <text:p text:style-name="P22"/>
      <text:p text:style-name="P22">#include &lt;stdio.h&gt;</text:p>
      <text:p text:style-name="P22">int <text:s text:c="4"/>ft_str_is_lowercase(char *str)</text:p>
      <text:p text:style-name="P22">{</text:p>
      <text:p text:style-name="P22"><text:s text:c="4"/>int i = 0;</text:p>
      <text:p text:style-name="P22"><text:s text:c="4"/>if (str[i] == '\0')</text:p>
      <text:p text:style-name="P22"><text:s text:c="4"/>{</text:p>
      <text:p text:style-name="P22"><text:s text:c="8"/>return 1;</text:p>
      <text:p text:style-name="P22"><text:s text:c="4"/>}</text:p>
      <text:p text:style-name="P22"><text:s text:c="4"/>while (str[i] != '\0')</text:p>
      <text:p text:style-name="P22"><text:s text:c="4"/>{</text:p>
      <text:p text:style-name="P22"><text:s text:c="8"/>if (!(str[i] &gt;= 'a' &amp;&amp; str[i] &lt;= 'z'))</text:p>
      <text:p text:style-name="P22"><text:s text:c="8"/>{</text:p>
      <text:p text:style-name="P22"><text:s text:c="12"/>return 0;</text:p>
      <text:p text:style-name="P22"><text:s text:c="8"/>}</text:p>
      <text:p text:style-name="P22"><text:s text:c="8"/>i++;</text:p>
      <text:p text:style-name="P22"><text:s text:c="4"/>}</text:p>
      <text:p text:style-name="P22"><text:s text:c="4"/>return 1;</text:p>
      <text:p text:style-name="P22">}</text:p>
      <text:p text:style-name="P22"/>
      <text:p text:style-name="P22"/>
      <text:p text:style-name="P22"/>
      <text:p text:style-name="P22">int main()</text:p>
      <text:p text:style-name="P22">{</text:p>
      <text:p text:style-name="P22"><text:s text:c="4"/>printf("%d \n", ft_str_is_lowercase("<text:span text:style-name="T35">lorem</text:span>"));</text:p>
      <text:p text:style-name="P22"><text:s text:c="4"/>printf("%d \n", ft_str_is_lowercase("<text:span text:style-name="T35">Lorem</text:span>"));</text:p>
      <text:p text:style-name="P22"><text:s text:c="4"/>printf("%d \n", ft_str_is_lowercase(""));</text:p>
      <text:p text:style-name="P22"><text:s text:c="4"/>return 0;</text:p>
      <text:p text:style-name="P22">}</text:p>
      <text:p text:style-name="P23"/>
      <text:p text:style-name="P23"/>
      <text:p text:style-name="P23"/>
      <text:p text:style-name="P23"/>
      <text:p text:style-name="P78"><text:soft-page-break/></text:p>
      <text:p text:style-name="P78"/>
      <text:p text:style-name="P78"/>
      <text:p text:style-name="P78"/>
      <text:p text:style-name="P74"><text:span text:style-name="T2">ex0</text:span><text:span text:style-name="T8">5</text:span><text:span text:style-name="T2"> Nasıl Yapılır ?</text:span></text:p>
      <text:p text:style-name="P73"><text:span text:style-name="T2">Bizden, bu sefer </text:span><text:span text:style-name="T10">büyük</text:span><text:span text:style-name="T9"> harfler ve boş değer varsa 1 döndürmemizi, değilse 0 döndürmemizi istiyor.</text:span></text:p>
      <text:p text:style-name="P23"/>
      <text:p text:style-name="P23">Bu yüzden açıklama yazmayacağım sadece koşul değiştirdim. Kod neredeyse aynı...</text:p>
      <text:p text:style-name="P23"/>
      <text:p text:style-name="P23"/>
      <text:p text:style-name="P23">#include &lt;stdio.h&gt;</text:p>
      <text:p text:style-name="P23">int <text:s text:c="4"/>ft_str_is_uppercase(char *str)</text:p>
      <text:p text:style-name="P23">{</text:p>
      <text:p text:style-name="P23"><text:s text:c="4"/>int i = 0;</text:p>
      <text:p text:style-name="P23"/>
      <text:p text:style-name="P23"><text:s text:c="4"/>if (str[i] == '\0')</text:p>
      <text:p text:style-name="P23"><text:s text:c="4"/>{</text:p>
      <text:p text:style-name="P23"><text:s text:c="8"/>return 1;</text:p>
      <text:p text:style-name="P23"><text:s text:c="4"/>}</text:p>
      <text:p text:style-name="P23"><text:s text:c="4"/>while (str[i] != '\0')</text:p>
      <text:p text:style-name="P23"><text:s text:c="4"/>{</text:p>
      <text:p text:style-name="P23"><text:s text:c="8"/>if (!(str[i] &gt;='A' &amp;&amp; str[i]&lt;= 'Z'))</text:p>
      <text:p text:style-name="P23"><text:s text:c="8"/>{</text:p>
      <text:p text:style-name="P23"><text:s text:c="12"/>return 0;</text:p>
      <text:p text:style-name="P23"><text:s text:c="8"/>}</text:p>
      <text:p text:style-name="P23"><text:s text:c="8"/>i++;</text:p>
      <text:p text:style-name="P23"><text:s text:c="4"/>}</text:p>
      <text:p text:style-name="P23"><text:s text:c="4"/>return 1;</text:p>
      <text:p text:style-name="P23">}</text:p>
      <text:p text:style-name="P23"/>
      <text:p text:style-name="P23"/>
      <text:p text:style-name="P23">int main()</text:p>
      <text:p text:style-name="P23">{</text:p>
      <text:p text:style-name="P23"><text:s text:c="4"/>printf("%d \n", ft_str_is_uppercase("<text:span text:style-name="T35">LOREM</text:span>"));</text:p>
      <text:p text:style-name="P23"><text:s text:c="4"/>printf("%d \n", ft_str_is_uppercase("<text:span text:style-name="T35">Lorem</text:span>"));</text:p>
      <text:p text:style-name="P23"><text:s text:c="4"/>printf("%d \n", ft_str_is_uppercase(""));</text:p>
      <text:p text:style-name="P23"><text:s text:c="4"/>return 0;</text:p>
      <text:p text:style-name="P23">}</text:p>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ex06 Nasıl Yapılır ?</text:p>
      <text:p text:style-name="P24">Bizden, bu sefer <text:span text:style-name="T25">yazdırılabilir karakterler varsa ve boş karakter varsa 1 değilse 0 döndürmemiz isteniyor. </text:span></text:p>
      <text:p text:style-name="P24"/>
      <text:p text:style-name="P31">#include &lt;stdio.h&gt;</text:p>
      <text:p text:style-name="P31">int <text:s text:c="4"/>ft_str_is_printable(char *str)</text:p>
      <text:p text:style-name="P31">{</text:p>
      <text:p text:style-name="P31"><text:s text:c="4"/>int i = 0;</text:p>
      <text:p text:style-name="P31"><text:s text:c="4"/>if (str[i] == '\0')</text:p>
      <text:p text:style-name="P31"><text:s text:c="4"/>{</text:p>
      <text:p text:style-name="P31"><text:s text:c="8"/>return 1;</text:p>
      <text:p text:style-name="P31"><text:s text:c="4"/>}</text:p>
      <text:p text:style-name="P31"><text:s text:c="4"/>while (str[i] != '\0')</text:p>
      <text:p text:style-name="P31"><text:s text:c="4"/>{</text:p>
      <text:p text:style-name="P31"><text:s text:c="8"/>if (str[i] &lt; 32 || str[i] &gt; 126)</text:p>
      <text:p text:style-name="P31"><text:s text:c="8"/>{</text:p>
      <text:p text:style-name="P31"><text:s text:c="12"/>return 0;</text:p>
      <text:p text:style-name="P31"><text:s text:c="8"/>}</text:p>
      <text:p text:style-name="P31"><text:s text:c="8"/>i++;</text:p>
      <text:p text:style-name="P31"><text:s text:c="4"/>}</text:p>
      <text:p text:style-name="P31"><text:s text:c="4"/>return 1;</text:p>
      <text:p text:style-name="P31">}</text:p>
      <text:p text:style-name="P31"/>
      <text:p text:style-name="P31">int main()</text:p>
      <text:p text:style-name="P31">{</text:p>
      <text:p text:style-name="P31"><text:s text:c="4"/>printf("%d \n",ft_str_is_printable("Lorem"));</text:p>
      <text:p text:style-name="P31"><text:s text:c="4"/>printf("%d \n",ft_str_is_printable("Lorem \n "));</text:p>
      <text:p text:style-name="P31"><text:s text:c="4"/>printf("%d \n",ft_str_is_printable(""));</text:p>
      <text:p text:style-name="P31">}</text:p>
      <text:p text:style-name="P31"/>
      <text:p text:style-name="P31"/>
      <text:p text:style-name="P29">ASCII tablosuna göre 'space' karakteri 32'ye, tilde '~' karakteri ise 126'ya denk geliyor. Eğer bir karakter 32'den küçükse (kontrol karakterleri gibi) veya 126'dan büyükse (ASCII dışı karakterler gibi), fonksiyon 0 döndürür. Aksi takdirde, tüm karakterler yazdırılabilirdir ve 1 döndürülür</text:p>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75"><text:span text:style-name="T11">e</text:span><text:span text:style-name="T2">x07 Nasıl Yapılır ?</text:span></text:p>
      <text:p text:style-name="P39"/>
      <text:p text:style-name="P32">Bu örnekte, tüm küçük harflerle yazılmış kelimelerin büyük harfe dönüştürülmesini istiyoruz.</text:p>
      <text:p text:style-name="P32"/>
      <text:p text:style-name="P32">#include &lt;stdio.h&gt;</text:p>
      <text:p text:style-name="P32"/>
      <text:p text:style-name="P32">char <text:s text:c="3"/>*ft_strupcase(char *str)</text:p>
      <text:p text:style-name="P32">{</text:p>
      <text:p text:style-name="P32"><text:s text:c="4"/>int i = 0;</text:p>
      <text:p text:style-name="P32"><text:s text:c="4"/>while (str[i] != 0)</text:p>
      <text:p text:style-name="P32"><text:s text:c="4"/>{</text:p>
      <text:p text:style-name="P32"><text:s text:c="8"/>if (str[i] &gt;= 'a' &amp;&amp; str[i] &lt;= 'z')</text:p>
      <text:p text:style-name="P32"><text:s text:c="8"/>{</text:p>
      <text:p text:style-name="P32"><text:s text:c="12"/>str[i] = str[i] -= 32;</text:p>
      <text:p text:style-name="P32"><text:s text:c="8"/>}</text:p>
      <text:p text:style-name="P32"><text:s text:c="8"/>i++;</text:p>
      <text:p text:style-name="P32"><text:s text:c="4"/>}</text:p>
      <text:p text:style-name="P32"><text:s text:c="4"/>return str;</text:p>
      <text:p text:style-name="P32">}</text:p>
      <text:p text:style-name="P32"/>
      <text:p text:style-name="P32">int main ()</text:p>
      <text:p text:style-name="P32">{</text:p>
      <text:p text:style-name="P32"><text:s text:c="4"/>char str [] = "<text:span text:style-name="T37">lorem</text:span>";</text:p>
      <text:p text:style-name="P32"><text:s text:c="4"/>printf("Orjinal : %s \n",str);</text:p>
      <text:p text:style-name="P32"><text:s text:c="4"/>printf("Değiştirilmiş Hali : %s \n",ft_strupcase(str));</text:p>
      <text:p text:style-name="P32"><text:s text:c="4"/>return 0;</text:p>
      <text:p text:style-name="P32">}</text:p>
      <text:p text:style-name="P32"/>
      <text:p text:style-name="P34">Kod basit ve anlaşılır aslında ama ufak bir püf noktası var neden </text:p>
      <text:p text:style-name="P34">str[i] -= 32;</text:p>
      <text:p text:style-name="P34"/>
      <text:p text:style-name="P34">ASCII tablosunda büyük harfler ('A' - 'Z') <text:span text:style-name="Strong_20_Emphasis">65'te</text:span> başlar ve <text:span text:style-name="Strong_20_Emphasis">90'dan</text:span> biter. Küçük harfler ('a' - 'z') ise <text:span text:style-name="Strong_20_Emphasis">97'de</text:span> başlar ve <text:span text:style-name="Strong_20_Emphasis">122'de</text:span> biter.</text:p>
      <text:p text:style-name="P34"/>
      <text:p text:style-name="P63"><text:span text:style-name="T12">küçük ‘m’ harfi 109’da yer alıyor -32 yaptığımızda; doğrudan büyük m harfine ulaşıyoruz ‘M’ harfi 77’de yer alıyor. </text:span><text:span text:style-name="T13">Y</text:span><text:span text:style-name="T2">ani biz -32 yaparak ascii tableda olan büyük harflerin karşılığına geliyoruz.</text:span></text:p>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8">ex08 Nasıl Yapılır ?</text:p>
      <text:p text:style-name="P33">Bu örnekte, tüm <text:span text:style-name="T26">büyük</text:span> harflerle yazılmış kelimelerin <text:span text:style-name="T26">küçük</text:span> harfe dönüştürülmesini istiyoruz.</text:p>
      <text:p text:style-name="P35"/>
      <text:p text:style-name="P35">ASCII tablosunda büyük harfler ('A' - 'Z') <text:span text:style-name="Strong_20_Emphasis">65'te</text:span> başlar ve <text:span text:style-name="Strong_20_Emphasis">90'dan</text:span> biter. Küçük harfler ('a' - 'z') ise <text:span text:style-name="Strong_20_Emphasis">97'de</text:span> başlar ve <text:span text:style-name="Strong_20_Emphasis">122'de</text:span> biter.</text:p>
      <text:p text:style-name="P35"/>
      <text:p text:style-name="P36">Yani 32 arttırdığımız zaman otomatik olarak, küçük değer kendisinin büyük versiyonu ile yer değişecektir.</text:p>
      <text:p text:style-name="P37"><text:tab/>Mesela : 69 büyük ‘E’ +32 101 küçük ‘e’</text:p>
      <text:p text:style-name="P37"/>
      <text:p text:style-name="P37"/>
      <text:p text:style-name="P37">#include &lt;stdio.h&gt;</text:p>
      <text:p text:style-name="P37">char <text:s text:c="3"/>*ft_strlowcase(char *str)</text:p>
      <text:p text:style-name="P37">{</text:p>
      <text:p text:style-name="P37"><text:s text:c="4"/>int i = 0;</text:p>
      <text:p text:style-name="P37"><text:s text:c="4"/>while (str[i] != '\0')</text:p>
      <text:p text:style-name="P37"><text:s text:c="4"/>{</text:p>
      <text:p text:style-name="P37"><text:s text:c="8"/>if (str[i] &gt;= 'A' &amp;&amp; str[i] &lt;= 'Z') </text:p>
      <text:p text:style-name="P37"><text:s text:c="8"/>{</text:p>
      <text:p text:style-name="P37"><text:s text:c="12"/>str[i] = str[i] += 32;</text:p>
      <text:p text:style-name="P37"><text:s text:c="8"/>}</text:p>
      <text:p text:style-name="P37"><text:s text:c="8"/>i++;</text:p>
      <text:p text:style-name="P37"><text:s text:c="4"/>}</text:p>
      <text:p text:style-name="P37"><text:s text:c="4"/>return str;</text:p>
      <text:p text:style-name="P37">}</text:p>
      <text:p text:style-name="P37"/>
      <text:p text:style-name="P37"/>
      <text:p text:style-name="P37">int main ()</text:p>
      <text:p text:style-name="P37">{</text:p>
      <text:p text:style-name="P37"><text:s text:c="4"/>char str [] = "LOREM";</text:p>
      <text:p text:style-name="P37"><text:s text:c="4"/>printf("Orjinal : %s \n", str);</text:p>
      <text:p text:style-name="P37"><text:s text:c="4"/>printf("Değiştirilen Değer : %s \n", ft_strlowcase(str));</text:p>
      <text:p text:style-name="P37"><text:s text:c="4"/>return 0;</text:p>
      <text:p text:style-name="P37">}</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40">ex09 Nasıl Yapılır ?</text:p>
      <text:p text:style-name="P40"/>
      <text:p text:style-name="P40"/>
      <text:p text:style-name="P40">char <text:s text:c="3"/>*ft_strcapitalize(char *str)</text:p>
      <text:p text:style-name="P40">{</text:p>
      <text:p text:style-name="P40">int i = 0;</text:p>
      <text:p text:style-name="P40">int first = 1;</text:p>
      <text:p text:style-name="P40"/>
      <text:p text:style-name="P40"><text:s text:c="4"/>while(str[i] != '\0')</text:p>
      <text:p text:style-name="P40"><text:s text:c="4"/>{</text:p>
      <text:p text:style-name="P40"><text:s text:c="4"/>if(str[i] &gt;= 'a' &amp;&amp; str[i] &lt;= 'z' ||</text:p>
      <text:p text:style-name="P40"><text:s text:c="7"/>str[i] &gt;= 'A' &amp;&amp; str[i] &lt;= 'Z' ||</text:p>
      <text:p text:style-name="P40"><text:s text:c="7"/>str[i] &gt;= '0' &amp;&amp; str[i] &lt;= '9'</text:p>
      <text:p text:style-name="P40"><text:s text:c="6"/>)</text:p>
      <text:p text:style-name="P40"><text:s text:c="6"/>{</text:p>
      <text:p text:style-name="P40"><text:s text:c="10"/>if(first)</text:p>
      <text:p text:style-name="P40"><text:s text:c="10"/>{</text:p>
      <text:p text:style-name="P40"><text:s text:c="14"/>if(str[i] &gt;= 'a' &amp;&amp; str[i] &lt;= 'z')</text:p>
      <text:p text:style-name="P40"><text:s text:c="14"/>{</text:p>
      <text:p text:style-name="P40"><text:s text:c="18"/>str[i] = str[i] - 'a' + 'A'; </text:p>
      <text:p text:style-name="P40"><text:s text:c="14"/>}</text:p>
      <text:p text:style-name="P40"><text:s text:c="14"/>first = 0;</text:p>
      <text:p text:style-name="P40"><text:s text:c="10"/>}</text:p>
      <text:p text:style-name="P40"><text:s text:c="10"/>else if(str[i] &gt;= 'A' &amp;&amp; str[i] &lt;= 'Z')</text:p>
      <text:p text:style-name="P40"><text:s text:c="10"/>{</text:p>
      <text:p text:style-name="P40"><text:s text:c="14"/>str[i] = str[i] - 'A' + 'a';</text:p>
      <text:p text:style-name="P40"><text:s text:c="10"/>}</text:p>
      <text:p text:style-name="P40"><text:s text:c="6"/>}</text:p>
      <text:p text:style-name="P40"><text:s text:c="6"/>else</text:p>
      <text:p text:style-name="P40"><text:s text:c="6"/>{</text:p>
      <text:p text:style-name="P40"><text:s text:c="9"/>first = 1; </text:p>
      <text:p text:style-name="P40"><text:s text:c="6"/>}</text:p>
      <text:p text:style-name="P40"><text:s text:c="6"/>i++;</text:p>
      <text:p text:style-name="P40"><text:s text:c="4"/>}</text:p>
      <text:p text:style-name="P40"><text:s text:c="8"/>return str;</text:p>
      <text:p text:style-name="P40"><text:s text:c="4"/>}</text:p>
      <text:p text:style-name="P40"><text:s text:c="4"/></text:p>
      <text:p text:style-name="P40"><text:s text:c="4"/>int main()</text:p>
      <text:p text:style-name="P40"><text:s text:c="4"/>{</text:p>
      <text:p text:style-name="P40"><text:s text:c="8"/>char str[] = "salut, comment tu vas ? 42mots quarante-deux; cinquante+et+un";</text:p>
      <text:p text:style-name="P40"><text:s text:c="8"/>printf("%s \n", ft_strcapitalize(str));</text:p>
      <text:p text:style-name="P40"><text:s text:c="8"/>return 0;</text:p>
      <text:p text:style-name="P40"><text:s text:c="4"/>}</text:p>
      <text:p text:style-name="P37"/>
      <text:p text:style-name="P37"/>
      <text:p text:style-name="P37"/>
      <text:p text:style-name="P37"/>
      <text:p text:style-name="P37"><text:soft-page-break/></text:p>
      <text:p text:style-name="P45"/>
      <text:p text:style-name="P44">Kodun Açıklaması;</text:p>
      <text:p text:style-name="P44"/>
      <text:p text:style-name="P44">i: Döngü, değişkeni while döngüsünü ‘\0’ karakterine kadar döndürmede yardımcı oluyor.</text:p>
      <text:p text:style-name="P44"/>
      <text:p text:style-name="P64"><text:span text:style-name="Source_20_Text"><text:span text:style-name="T15">F</text:span></text:span><text:span text:style-name="Strong_20_Emphasis"><text:span text:style-name="Source_20_Text"><text:span text:style-name="T14">irst</text:span></text:span></text:span><text:span text:style-name="Strong_20_Emphasis"><text:span text:style-name="T14"> değişkeni, kelimelerin başındaki harfleri büyük yapmak için kullanılır.</text:span></text:span></text:p>
      <text:list xml:id="list2087378618" text:style-name="L4">
        <text:list-item>
          <text:p text:style-name="P85">İlk karakter bir harf olduğunda, büyük harfe çevrilmesi gerekir.</text:p>
        </text:list-item>
        <text:list-item>
          <text:p text:style-name="P84"><text:span text:style-name="T2">Eğer </text:span><text:span text:style-name="Source_20_Text"><text:span text:style-name="T2">first = 0</text:span></text:span><text:span text:style-name="T2"> ile başlarsa, ilk harf kontrol edilmez ve küçük harf olarak kalır.</text:span></text:p>
        </text:list-item>
        <text:list-item>
          <text:p text:style-name="P84"><text:span text:style-name="T2">Bu yüzden </text:span><text:span text:style-name="Source_20_Text"><text:span text:style-name="T2">first</text:span></text:span><text:span text:style-name="T2"> başlangıçta </text:span><text:span text:style-name="Source_20_Text"><text:span text:style-name="T2">1</text:span></text:span><text:span text:style-name="T2"> olmalıdır ki ilk harfi büyük harfe çevirebilelim.</text:span></text:p>
        </text:list-item>
        <text:list-item>
          <text:p text:style-name="P83"><text:span text:style-name="T2">Kelime bittiğinde (</text:span><text:span text:style-name="Source_20_Text"><text:span text:style-name="T2">boşluk</text:span></text:span><text:span text:style-name="T2">, </text:span><text:span text:style-name="Source_20_Text"><text:span text:style-name="T2">noktalama</text:span></text:span><text:span text:style-name="T2">), </text:span><text:span text:style-name="Source_20_Text"><text:span text:style-name="T2">first</text:span></text:span><text:span text:style-name="T2"> tekrar </text:span><text:span text:style-name="Source_20_Text"><text:span text:style-name="T2">1</text:span></text:span><text:span text:style-name="T2"> yapılır ve yeni kelimenin ilk harfi büyük olur.</text:span></text:p>
        </text:list-item>
      </text:list>
      <text:p text:style-name="P46">While döngüsü ‘\0’ karakterine kadar döner... </text:p>
      <text:p text:style-name="P46"/>
      <text:p text:style-name="P41">if(str[i] &gt;= 'a' &amp;&amp; str[i] &lt;= 'z' ||</text:p>
      <text:p text:style-name="P41"><text:s text:c="3"/>str[i] &gt;= 'A' &amp;&amp; str[i] &lt;= 'Z' ||</text:p>
      <text:p text:style-name="P41"><text:s text:c="3"/>str[i] &gt;= '0' &amp;&amp; str[i] &lt;= '9'</text:p>
      <text:p text:style-name="P41"><text:s text:c="3"/>) </text:p>
      <text:p text:style-name="P46">Buradaki if blogu aslında str[i] bir harf büyük veya küçük veya rakam ise </text:p>
      <text:p text:style-name="P46">iç tarafta yer alan first if’ine dallanacaktır.</text:p>
      <text:p text:style-name="P46"/>
      <text:p text:style-name="P42"><text:tab/> <text:s text:c="2"/>if(first)</text:p>
      <text:p text:style-name="P42"><text:s text:c="10"/>{</text:p>
      <text:p text:style-name="P42"><text:s text:c="14"/>if(str[i] &gt;= 'a' &amp;&amp; str[i] &lt;= 'z')</text:p>
      <text:p text:style-name="P42"><text:s text:c="14"/>{</text:p>
      <text:p text:style-name="P42"><text:s text:c="18"/>str[i] = str[i] - 'a' + 'A'; </text:p>
      <text:p text:style-name="P42"><text:s text:c="14"/>}</text:p>
      <text:p text:style-name="P42"><text:s text:c="14"/>first = 0;</text:p>
      <text:p text:style-name="P42"><text:s text:c="10"/>}</text:p>
      <text:p text:style-name="P42"><text:s text:c="10"/>else if(str[i] &gt;= 'A' &amp;&amp; str[i] &lt;= 'Z')</text:p>
      <text:p text:style-name="P42"><text:s text:c="10"/>{</text:p>
      <text:p text:style-name="P42"><text:s text:c="14"/>str[i] = str[i] - 'A' + 'a';</text:p>
      <text:p text:style-name="P42"><text:s text:c="10"/>}</text:p>
      <text:p text:style-name="P47">Eğer first ise yani kelimenin başında isek yani first değerimiz 1 ise aslında işlem yaptırıyoruz nasıl ?</text:p>
      <text:p text:style-name="P47"/>
      <text:p text:style-name="P47">str[i] = str[i] -a + ’A’;</text:p>
      <text:p text:style-name="P47">Mesela str[i] içerisinde a karakterini tutsun ascii tablosunda değeri 97</text:p>
      <text:p text:style-name="P47">-a yaparak aslında 97-97 yani 0’lıyoruz + ‘A’ dediğimizde ise direkt büyük A nın değeri yani 65 str[i] atanmış oluyor. Ve her seferinde yine aynı işlem oluyor.</text:p>
      <text:p text:style-name="P47"/>
      <text:p text:style-name="P48">First 0 yapıyoruz çünkü sonraki harflerin büyümesini istemiyoruz. </text:p>
      <text:p text:style-name="P48"/>
      <text:p text:style-name="P48"><text:soft-page-break/>Fakat her zaman küçük harfler dizisi gelmeyebilir o zamanda else if yapıp yine aynı mantıkta ilerleyen yerlerde büyük harfler varsa bunları küçültüyoruz yine aynı mantık </text:p>
      <text:p text:style-name="P48"/>
      <text:p text:style-name="P48">Mesela;</text:p>
      <text:p text:style-name="P48">İbraHim yazısı var.</text:p>
      <text:p text:style-name="P48"/>
      <text:p text:style-name="P43"><text:s/>str[i] = str[i] - 'A' + 'a';</text:p>
      <text:p text:style-name="P48"><text:tab/>str[i] değeri bu sefer 72 değerine sahip yani 72 – 65 + 97 104’e yani ‘h’ harfine ulaşılır.</text:p>
      <text:p text:style-name="P48"/>
      <text:p text:style-name="P49"><text:span text:style-name="T27">Döngü sırasında, eğer </text:span><text:span text:style-name="Strong_20_Emphasis"><text:span text:style-name="T27">alfanümerik olmayan bir karakter</text:span></text:span><text:span text:style-name="T27"> (boşluk, noktalama işareti vb.) gelirse, </text:span><text:span text:style-name="Strong_20_Emphasis"><text:span text:style-name="T27">first değişkenini tekrar 1 yapıyoruz</text:span></text:span><text:span text:style-name="T27">.</text:span></text:p>
      <text:p text:style-name="Text_20_body"><text:span text:style-name="T14">Bu sayede, </text:span><text:span text:style-name="Strong_20_Emphasis"><text:span text:style-name="T14">bir sonraki kelimenin ilk harfi büyük harfe dönüştürülebiliyor</text:span></text:span><text:span text:style-name="T14">.</text:span></text:p>
      <text:p text:style-name="P76"><text:span text:style-name="Strong_20_Emphasis"><text:span text:style-name="Source_20_Text"><text:span text:style-name="T16">i++</text:span></text:span></text:span><text:span text:style-name="T16"> ile döngüyü, </text:span><text:span text:style-name="Strong_20_Emphasis"><text:span text:style-name="T16">string'in sonuna (</text:span></text:span><text:span text:style-name="Strong_20_Emphasis"><text:span text:style-name="Source_20_Text"><text:span text:style-name="T16">'\0'</text:span></text:span></text:span><text:span text:style-name="Strong_20_Emphasis"><text:span text:style-name="T16"> karakterine) kadar döndürüyoruz</text:span></text:span><text:span text:style-name="T16">.</text:span></text:p>
      <text:list xml:id="list260288399" text:style-name="L5">
        <text:list-item>
          <text:p text:style-name="P87"><text:span text:style-name="Strong_20_Emphasis"><text:span text:style-name="T16">Her karakteri tek tek kontrol edip</text:span></text:span><text:span text:style-name="T16"> gerekli dönüşümleri yapıyoruz.</text:span></text:p>
        </text:list-item>
      </text:list>
      <text:list xml:id="list2646010606" text:style-name="L6">
        <text:list-item>
          <text:p text:style-name="P88"><text:span text:style-name="T16">Döngü bittiğinde, </text:span><text:span text:style-name="Strong_20_Emphasis"><text:span text:style-name="T16">işlenmiş string'in başlangıç adresini döndürerek</text:span></text:span><text:span text:style-name="T16"> değiştirilmiş string'i geri döndürüyoruz.</text:span></text:p>
        </text:list-item>
      </text:list>
      <text:p text:style-name="P57"/>
      <text:p text:style-name="P57">ex10 Nasıl Yapılır ?</text:p>
      <text:p text:style-name="P57"/>
      <text:p text:style-name="P57">Bu fonksiyon, bir diziyi başka bir diziye kopyalar ama kopyalama işlemini hedef dizisinin boyutuna göre sınırlar. Yani, hedef dizi yeterince büyükse tüm veriyi kopyalar, ama eğer küçükse sadece belirli bir kısmını kopyalar ve sonunda diziyi düzgün bitirir.</text:p>
      <text:p text:style-name="P57"/>
      <text:p text:style-name="P57"/>
      <text:p text:style-name="P57"/>
      <text:p text:style-name="P65"><text:span text:style-name="T17">Not : </text:span><text:span text:style-name="Source_20_Text"><text:span text:style-name="T2">ft_strlcpy</text:span></text:span><text:span text:style-name="T2"> fonksiyonu, kaynak dizisini hedef dizisine kopyalar ve sonrasında kaynak dizisinin uzunluğunu döndürür.</text:span></text:p>
      <text:p text:style-name="P16"/>
      <text:p text:style-name="P16"/>
      <text:p text:style-name="P58">#include &lt;stdio.h&gt;</text:p>
      <text:p text:style-name="P58"/>
      <text:p text:style-name="P58">unsigned int ft_strlcpy(char *dest, const char *src, unsigned int size)</text:p>
      <text:p text:style-name="P58">{</text:p>
      <text:p text:style-name="P58"><text:s text:c="4"/>unsigned int i = 0;</text:p>
      <text:p text:style-name="P58"/>
      <text:p text:style-name="P58"><text:s text:c="4"/>while (src[i] != '\0' &amp;&amp; i &lt; size - 1)</text:p>
      <text:p text:style-name="P58"><text:s text:c="4"/>{</text:p>
      <text:p text:style-name="P58"><text:s text:c="8"/>dest[i] = src[i];</text:p>
      <text:p text:style-name="P58"><text:s text:c="8"/>i++;</text:p>
      <text:p text:style-name="P58"><text:s text:c="4"/>}</text:p>
      <text:p text:style-name="P58"><text:s text:c="4"/></text:p>
      <text:p text:style-name="P58"><text:s text:c="4"/>dest[i] = '\0';</text:p>
      <text:p text:style-name="P58"><text:s text:c="4"/></text:p>
      <text:p text:style-name="P58"><text:soft-page-break/><text:s text:c="4"/>while (src[i] != '\0')</text:p>
      <text:p text:style-name="P58"><text:s text:c="4"/>{</text:p>
      <text:p text:style-name="P58"><text:s text:c="8"/>i++;</text:p>
      <text:p text:style-name="P58"><text:s text:c="4"/>}</text:p>
      <text:p text:style-name="P58"/>
      <text:p text:style-name="P58"><text:s text:c="4"/>return i;</text:p>
      <text:p text:style-name="P58">}</text:p>
      <text:p text:style-name="P58"/>
      <text:p text:style-name="P58">int main()</text:p>
      <text:p text:style-name="P58">{</text:p>
      <text:p text:style-name="P58"><text:s text:c="4"/>char src [] = "Lorem Ipsum";</text:p>
      <text:p text:style-name="P58"><text:s text:c="4"/>char dest[5];</text:p>
      <text:p text:style-name="P58"><text:s text:c="4"/>printf("Copy : %s \n",src);</text:p>
      <text:p text:style-name="P58"><text:s text:c="4"/>unsigned int len = ft_strlcpy(dest, src, 4);</text:p>
      <text:p text:style-name="P58"><text:s text:c="4"/>printf("Paste : %s \n",dest);</text:p>
      <text:p text:style-name="P58"><text:s text:c="4"/>printf("Length : %u \n",len);</text:p>
      <text:p text:style-name="P58"><text:s text:c="4"/>return 0;</text:p>
      <text:p text:style-name="P58">}</text:p>
      <text:p text:style-name="P58"/>
      <text:p text:style-name="P59">Kodun Açıklaması;</text:p>
      <text:p text:style-name="P59"/>
      <text:p text:style-name="P66"><text:span text:style-name="Strong_20_Emphasis"><text:span text:style-name="Source_20_Text"><text:span text:style-name="T14">ft_strlcpy</text:span></text:span></text:span><text:span text:style-name="Strong_20_Emphasis"><text:span text:style-name="T14"> Fonksiyonu:</text:span></text:span></text:p>
      <text:list xml:id="list1846110373" text:style-name="L7">
        <text:list-item>
          <text:p text:style-name="P90"><text:span text:style-name="Strong_20_Emphasis"><text:span text:style-name="T14">Birinci </text:span></text:span><text:span text:style-name="Strong_20_Emphasis"><text:span text:style-name="Source_20_Text"><text:span text:style-name="T14">while</text:span></text:span></text:span><text:span text:style-name="Strong_20_Emphasis"><text:span text:style-name="T14"> Döngüsü:</text:span></text:span></text:p>
          <text:list>
            <text:list-item>
              <text:p text:style-name="P90"><text:span text:style-name="Source_20_Text"><text:span text:style-name="T14">src[i] != '\0'</text:span></text:span><text:span text:style-name="T14"> koşulu, kaynak dizisinin sonuna kadar gidildiğini kontrol eder. Yani, bu koşul dizinin null karakterine (</text:span><text:span text:style-name="Source_20_Text"><text:span text:style-name="T14">'\0'</text:span></text:span><text:span text:style-name="T14">) ulaşılana kadar devam eder.</text:span></text:p>
              <text:p text:style-name="P86"/>
            </text:list-item>
            <text:list-item>
              <text:p text:style-name="P90"><text:span text:style-name="Source_20_Text"><text:span text:style-name="T14">i &lt; size - 1</text:span></text:span><text:span text:style-name="T14"> ise hedef dizisinin son elemanını boş bırakmak için kullanılır. Bu, dizinin boyutunu aşmamayı garanti eder ve kopyalamayı sınırlar.</text:span></text:p>
              <text:p text:style-name="P86"/>
            </text:list-item>
          </text:list>
        </text:list-item>
        <text:list-item>
          <text:p text:style-name="P90"><text:span text:style-name="Strong_20_Emphasis"><text:span text:style-name="Source_20_Text"><text:span text:style-name="T14">dest[i] = '\0';</text:span></text:span></text:span><text:span text:style-name="T14"> Kopyalama işlemi bittikten sonra, hedef dizisinin sonuna null karakteri (</text:span><text:span text:style-name="Source_20_Text"><text:span text:style-name="T14">'\0'</text:span></text:span><text:span text:style-name="T14">) eklenir. Bu, dizinin düzgün sonlanmasını sağlar.</text:span></text:p>
          <text:p text:style-name="P86"/>
        </text:list-item>
        <text:list-item>
          <text:p text:style-name="P89"><text:span text:style-name="Strong_20_Emphasis"><text:span text:style-name="T14">İkinci </text:span></text:span><text:span text:style-name="Strong_20_Emphasis"><text:span text:style-name="Source_20_Text"><text:span text:style-name="T14">while</text:span></text:span></text:span><text:span text:style-name="Strong_20_Emphasis"><text:span text:style-name="T14"> Döngüsü:</text:span></text:span><text:span text:style-name="T14"> </text:span><text:span text:style-name="Source_20_Text"><text:span text:style-name="T14">src[i] != '\0'</text:span></text:span><text:span text:style-name="T14"> koşulu yine kaynak dizisinin sonuna kadar ilerlemenizi sağlar ve dizinin uzunluğunu bulmak için kullanılır.</text:span></text:p>
        </text:list-item>
      </text:list>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9T19:32:57.574524954</meta:creation-date>
    <dc:date>2025-02-11T22:37:45.150544274</dc:date>
    <meta:editing-duration>P1DT10H48M16S</meta:editing-duration>
    <meta:editing-cycles>367</meta:editing-cycles>
    <meta:generator>LibreOffice/7.3.7.2$Linux_X86_64 LibreOffice_project/30$Build-2</meta:generator>
    <meta:document-statistic meta:table-count="0" meta:image-count="0" meta:object-count="0" meta:page-count="13" meta:paragraph-count="379" meta:word-count="1954" meta:character-count="13574" meta:non-whitespace-character-count="10737"/>
  </office:meta>
</office:document-meta>
</file>